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language="nl" fo:country="NL" officeooo:rsid="0008e39b" officeooo:paragraph-rsid="0008e39b"/>
    </style:style>
    <style:style style:name="P3" style:family="paragraph" style:parent-style-name="Standard">
      <style:text-properties fo:language="nl" fo:country="NL" officeooo:rsid="00097c5b" officeooo:paragraph-rsid="00097c5b"/>
    </style:style>
    <style:style style:name="P4" style:family="paragraph" style:parent-style-name="Standard">
      <style:text-properties fo:language="nl" fo:country="NL" officeooo:rsid="000a28e0" officeooo:paragraph-rsid="000a28e0"/>
    </style:style>
    <style:style style:name="P5" style:family="paragraph" style:parent-style-name="Standard">
      <style:text-properties officeooo:rsid="00017b43" officeooo:paragraph-rsid="000a28e0"/>
    </style:style>
    <style:style style:name="P6" style:family="paragraph" style:parent-style-name="Standard">
      <style:text-properties fo:language="nl" fo:country="BE" officeooo:rsid="000cca8e" officeooo:paragraph-rsid="000cca8e"/>
    </style:style>
    <style:style style:name="P7" style:family="paragraph" style:parent-style-name="Standard">
      <style:text-properties officeooo:rsid="000cca8e" officeooo:paragraph-rsid="000cca8e"/>
    </style:style>
    <style:style style:name="T1" style:family="text">
      <style:text-properties fo:language="nl" fo:country="BE"/>
    </style:style>
    <style:style style:name="T2" style:family="text">
      <style:text-properties fo:language="nl" fo:country="BE" officeooo:rsid="0008e39b"/>
    </style:style>
    <style:style style:name="T3" style:family="text">
      <style:text-properties officeooo:rsid="0008e39b"/>
    </style:style>
    <style:style style:name="T4" style:family="text">
      <style:text-properties officeooo:rsid="00097c5b"/>
    </style:style>
    <style:style style:name="T5" style:family="text">
      <style:text-properties officeooo:rsid="000a28e0"/>
    </style:style>
    <style:style style:name="T6" style:family="text">
      <style:text-properties officeooo:rsid="000cca8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erslag</text:span> <text:span text:style-name="T2">Vierde</text:span><text:span text:style-name="T3"> </text:span><text:span text:style-name="T1">Stagebezoek</text:span> - <text:span text:style-name="T3">11</text:span>/0<text:span text:style-name="T3">3</text:span>/2025</text:p>
      <text:p text:style-name="Standard"/>
      <text:p text:style-name="P2">Tijdens het vierde, en laatste, stagebezoek heb ik de <text:span text:style-name="T4">laatste</text:span> veranderingen en verwezenlijkingen overlopen. <text:span text:style-name="T4">Met name, de finale implementatie van een volledig werkend product, inclusief de visualisatie van de resultaten.</text:span></text:p>
      <text:p text:style-name="P2"/>
      <text:p text:style-name="P3">Hierna hebben we mijn huidig systeemdossier overlopen, heb de hoofdstukken overlopen en een klein overzichtje per onderdeel gegeven. Vaak vergeten studenten de overdracht/support te vermelden, maar dit was bij mij al in een goede staat. <text:span text:style-name="T5">Heel belangrijk dat het systeemdossier apart van </text:span><text:span text:style-name="T6">het stageverslag is, dit zodat het gemakkelijker te hanteren is.</text:span></text:p>
      <text:p text:style-name="P3"/>
      <text:p text:style-name="P3">Ook hebben we een kleine voorbereiding gedaan voor de “dry run” van morgen. <text:span text:style-name="T5">Ook op de effectieve presentatie waar waarschijnlijk vragen gaan komen over de cloud architectuur, gezien de juryleden.</text:span></text:p>
      <text:p text:style-name="P3"/>
      <text:p text:style-name="P4">Jan heeft hierna Tom voorbereid op het bedrijfsbezoek, geinformeerd dat de sessie in totaal een uur is, waarbij de eerste 20 minuten mijn presentatie is, de volgende 20 vragenronde, en de overige 20 deliberatie tussen de juryleden en Strouwi medewerkers over het resultaat. Hierna zal het resultaat gedeeld worden ([niet] geslaagd), maar de punten worden apart achteraf besproken.</text:p>
      <text:p text:style-name="P5"/>
      <text:p text:style-name="P6">We hebben er een goed gevoel bij, Tom gaat nog een projector voorzien voor vrijdag en het openstaande werk is niet onoverkomelijk.</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03T18:49:03.533588792</meta:creation-date>
    <dc:date>2025-03-11T18:45:05.555377200</dc:date>
    <meta:editing-duration>PT55M39S</meta:editing-duration>
    <meta:editing-cycles>9</meta:editing-cycles>
    <meta:generator>LibreOffice/25.2.1.2$Windows_X86_64 LibreOffice_project/d3abf4aee5fd705e4a92bba33a32f40bc4e56f49</meta:generator>
    <meta:document-statistic meta:table-count="0" meta:image-count="0" meta:object-count="0" meta:page-count="1" meta:paragraph-count="6" meta:word-count="197" meta:character-count="1314" meta:non-whitespace-character-count="1123"/>
  </office:meta>
</office:document-meta>
</file>